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32in" svg:height="0.6902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05">
            <text:p>5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0.9">
            <text:p>90.00%</text:p>
          </table:table-cell>
          <table:table-cell table:style-name="ce5" office:value-type="string">
            <text:p>Need to implement trigger UI for input data.</text:p>
          </table:table-cell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28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9:.T9])" office:value-type="float" office:value="49">
            <text:p>4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7">
            <text:p>7.00</text:p>
          </table:table-cell>
          <table:table-cell office:value-type="float" office:value="15">
            <text:p>15.00</text:p>
          </table:table-cell>
          <table:table-cell office:value-type="float" office:value="20">
            <text:p>20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13:.T13])" office:value-type="float" office:value="84">
            <text:p>84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39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46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27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9">04/19/2009</text:date>, <text:time>13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19T13:27:59.68</dc:date>
    <meta:editing-duration>PT23H25M10S</meta:editing-duration>
    <meta:editing-cycles>201</meta:editing-cycles>
    <meta:printed-by>Joseph Lenox</meta:printed-by>
    <meta:print-date>2008-11-05T17:55:14.48</meta:print-date>
    <dc:creator>nck ham</dc:creator>
    <meta:document-statistic meta:table-count="6" meta:cell-count="173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